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fo:margin-left="0cm" fo:margin-right="-0.005cm" table:align="margins"/>
    </style:style>
    <style:style style:name="Table1.A" style:family="table-column">
      <style:table-column-properties style:rel-column-width="29170*"/>
    </style:style>
    <style:style style:name="Table1.B" style:family="table-column">
      <style:table-column-properties style:rel-column-width="10137*"/>
    </style:style>
    <style:style style:name="Table1.C" style:family="table-column">
      <style:table-column-properties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Heading_20_2"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2OO-1.14.0.oxt&#13;&#13;24.10.2019 13:55:1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An error occurred in this context :&#13;   Description&#13;&#13;Instruction : setExtensionDescription&#13;This instruction cannot be used here.&#13;&#13;____ Fatal error ! Compilation stopped. ____&#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Extension : <text:file-name text:display="name">yW2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3617456270469313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621529445165809208" text:style-name="L2">
        <text:list-item>
          <text:p text:style-name="P43">Version 2.1.2 :</text:p>
        </text:list-item>
      </text:list>
      <text:list xml:id="list7764795443774105453" text:style-name="L3">
        <text:list-item>
          <text:list>
            <text:list-item>
              <text:p text:style-name="P44">Localized help : resolved non-functional hyperlink due to API incompatibility introduced by Apache OpenOffice 4.1 (and LibreOffice 4.0).</text:p>
            </text:list-item>
          </text:list>
        </text:list-item>
      </text:list>
      <text:list xml:id="list33757771" text:continue-list="list4621529445165809208" text:style-name="L2">
        <text:list-item>
          <text:p text:style-name="P43">Version 2.1.1 :</text:p>
        </text:list-item>
      </text:list>
      <text:list xml:id="list2060912377784850646"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3744606" text:continue-list="list33757771" text:style-name="L2">
        <text:list-item>
          <text:p text:style-name="P43">Version 2.1.0 :</text:p>
        </text:list-item>
      </text:list>
      <text:list xml:id="list121743754026076370"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3760061" text:continue-list="list33744606" text:style-name="L2">
        <text:list-item>
          <text:p text:style-name="P43">Version 2.0.0 :</text:p>
        </text:list-item>
      </text:list>
      <text:list xml:id="list4631842591923847391"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3766278" text:continue-list="list33760061" text:style-name="L2">
        <text:list-item>
          <text:p text:style-name="P43">Version 1.5.3 :</text:p>
        </text:list-item>
      </text:list>
      <text:list xml:id="list3946933257921761544"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892597765109762178"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2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
     <draw:text-box fo:min-height="12.298cm">
      <text:p text:style-name="Frame_20_contents"/>
      <text:p text:style-name="P34"><text:span text:style-name="T2">Mandatory</text:span><text:tab/><text:tab/>Display to user if found incompatible at installation</text:p>
      <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
      <text:p text:style-name="Frame_20_contents"/>
      <text:p text:style-name="P34"><text:span text:style-name="T2">Optional</text:span><text:tab/><text:tab/>Display to user if found incompatible at installation</text:p>
      <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
      <text:p text:style-name="Frame_20_contents"/>
      <text:p text:style-name="Frame_20_contents"/>
      <text:p text:style-name="Frame_20_contents"><draw:control text:anchor-type="paragraph" draw:z-index="12" draw:style-name="gr1" draw:text-style-name="P86" svg:width="8.362cm" svg:height="0.689cm" svg:x="3.621cm" svg:y="0.252cm" draw:control="control5"/></text:p>
      <text:p text:style-name="Frame_20_contents"/>
      <text:p text:style-name="P33">Compilation results</text:p>
      <text:p text:style-name="P33"><draw:control text:anchor-type="paragraph" draw:z-index="23" draw:style-name="gr1" draw:text-style-name="P87" svg:width="14.001cm" svg:height="4.001cm" svg:x="0.4cm" svg:y="0.362cm" draw:control="control14"/></text:p>
      <text:p text:style-name="P33"/>
     </draw:text-box>
    </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
     <draw:text-box fo:min-height="12.19cm">
      <text:p text:style-name="Frame_20_contents"/>
      <text:p text:style-name="P34"><text:span text:style-name="T2">Mandatory</text:span><text:tab/><text:tab/>Display to user if found incompatible at installation</text:p>
      <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8" draw:style-name="gr1" draw:text-style-name="P86" svg:width="8.362cm" svg:height="0.689cm" svg:x="3.674cm" svg:y="0.367cm" draw:control="control10"/></text:p>
      <text:p text:style-name="Frame_20_contents"/>
      <text:p text:style-name="P33">Compilation results</text:p>
      <text:p text:style-name="Frame_20_contents"><draw:control text:anchor-type="paragraph" draw:z-index="24"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2" draw:style-name="gr1" draw:text-style-name="P86" svg:width="8.362cm" svg:height="0.689cm" svg:x="3.674cm" svg:y="0.349cm" draw:control="control13"/></text:p>
      <text:p text:style-name="Frame_20_contents"/>
      <text:p text:style-name="Frame_20_contents"/>
      <text:p text:style-name="P33">Compilation results</text:p>
      <text:p text:style-name="Frame_20_contents"><draw:control text:anchor-type="paragraph" draw:z-index="25"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057419155536686815"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800731428865191298"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981756080022630346"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042705204018366603"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02885969854271341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6424588957272911918"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4"><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
     <draw:text-box fo:min-height="4.001cm">
      <text:p text:style-name="Frame_20_contents"><draw:frame draw:style-name="fr6" draw:name="images3" text:anchor-type="paragraph" svg:width="18.087cm" svg:height="10.777cm" draw:z-index="6"><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897661567423652401"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01203955525110244"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06283294523144364" text:style-name="L17">
        <text:list-item>
          <text:p text:style-name="P58">Arg1 : <text:span text:style-name="InstructionMacro">String</text:span> : mandatory, type of control used for the button</text:p>
        </text:list-item>
      </text:list>
      <text:list xml:id="list3042296463198535593"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406734348209069381"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8232873522455446"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093810012070075296"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365201778798193438"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682120944449320007"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91203811425345220"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07416046773233012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303477045212155069"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43433469032174229"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223579369727443266"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195274229706959253"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16164355730309474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29185742704322414"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019330889185983106"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648620637922467362"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653581067109653038"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yW2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yWriter to OpenOffice/LibreOffice converter</text:p>
      <text:p text:style-name="tooltipText"/>
      <text:p text:style-name="tooltipLang"><text:bookmark-start text:name="__RefHeading__44467_325084090"/>Tooltip de<text:bookmark-end text:name="__RefHeading__44467_325084090"/></text:p>
      <text:p text:style-name="descrText">yWriter zu OpenOffice/LibreOffice Konvert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nvert yWriter's HTML export into a neat OpenDocument text file (ODT), ready to apply templates and styles.</text:p>
      <text:p text:style-name="descrText"><text:soft-page-break/></text:p>
      <text:p text:style-name="descrLang"><text:bookmark-start text:name="__RefHeading__78156_325084090"/>Description de<text:bookmark-end text:name="__RefHeading__78156_325084090"/></text:p>
      <text:p text:style-name="descrText">HTML-Export von yWriter in eine saubere OpenDocument Textdatei (ODT) umwandeln, um Dokument- und Formatvorlagen anwenden zu könn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366451160578217004"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5029214947835780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09428879433226451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7082577216275316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76322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90641014672913367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82266481224642659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73633000909561827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
        <dc:creator>BM</dc:creator>
        <dc:date>2008-03-16T00:00:00.2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
     <dc:creator>BM</dc:creator>
     <dc:date>2008-03-13T00:00:00.30</dc:date>
     <text:p>internal</text:p>
     <text:p>Page2</text:p>
     <text:p/>
    </office:annotation>Paragraph styles</text:p>
      <text:p text:style-name="P27"><office:annotation>
     <dc:creator>BM</dc:creator>
     <dc:date>2008-03-13T00:00:00.31</dc:date>
     <text:p>internal</text:p>
     <text:p>Page7</text:p>
     <text:p/>
    </office:annotation>Hyperlinks</text:p>
      <text:p text:style-name="hlp_5f_paragraph"><text:span text:style-name="T14"><office:annotation>
      <dc:creator>BM</dc:creator>
      <dc:date>2008-03-13T00:00:00.31</dc:date>
      <text:p>internal</text:p>
      <text:p>Page3</text:p>
      <text:p/>
     </office:annotation></text:span><text:span text:style-name="T14">Text formatting</text:span></text:p>
      <text:p text:style-name="P27"><office:annotation>
     <dc:creator>BM</dc:creator>
     <dc:date>2008-03-26T00:00:00.3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 text:description="click here"><office:event-listeners><script:event-listener script:language="ooo:script" script:event-name="dom:click" xlink:href="vnd.sun.star.script:ConfigTool.HelpHelper.showCurrentHelpPageAddress?language=Basic&amp;location=document" xlink:type="simple"/></office:event-listeners></text:execute-macro>. Copy/paste the displayed address into the comment.</text:p>
      <text:p text:style-name="hlp_5f_paragraph"/>
      <text:p text:style-name="hlp_5f_paragraph">This hyperlink displays <text:s/><office:annotation>
     <dc:creator>BM</dc:creator>
     <dc:date>2008-03-15T00:00:00.31</dc:date>
     <text:p>external</text:p>
     <text:p>text/swriter/main0210.xhp</text:p>
     <text:p/>
    </office:annotation><text:span text:style-name="T14">Preview topic</text:span> </text:p>
      <text:p text:style-name="hlp_5f_paragraph">This hyperlink displays <text:s/><office:annotation>
     <dc:creator>BM</dc:creator>
     <dc:date>2008-03-15T00:00:00.3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746631" text:continue-list="list185029214947835780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762554" text:continue-list="list3376322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2</dc:date>
     <text:p text:style-name="P84"><text:span text:style-name="T22">image</text:span></text:p>
     <text:p text:style-name="P84"><text:span text:style-name="T22">Images/Help/dontfeedtrolls.gif</text:span></text:p>
     <text:p text:style-name="P84"><text:span text:style-name="T22">icon</text:span></text:p>
     <text:p text:style-name="P84"><text:span text:style-name="T22"/></text:p>
    </office:annotation> within a text.</text:p>
      <text:p text:style-name="hlp_5f_paragraph"><text:line-break/><text:line-break/>Now a bigger image in a blank line.</text:p>
      <text:p text:style-name="hlp_5f_paragraph"><office:annotation>
     <dc:creator>Bernard Marcelly</dc:creator>
     <dc:date>2009-01-24T10:50:50.32</dc:date>
     <text:p text:style-name="P84"><text:span text:style-name="T22">image</text:span></text:p>
     <text:p text:style-name="P84"><text:span text:style-name="T22">Images/Help/sailingShip.wmf</text:span></text:p>
     <text:p text:style-name="P84"><text:span text:style-name="T22">Old sailing ship</text:span></text:p>
     <text:p text:style-name="P84"><text:span text:style-name="T22"/></text:p>
    </office:annotation></text:p>
      <text:p text:style-name="hlp_5f_paragraph"/>
      <text:p text:style-name="hlp_5f_paragraph"><text:line-break/><text:line-break/>Finally an image<office:annotation>
     <dc:creator>Bernard Marcelly</dc:creator>
     <dc:date>2009-01-24T20:53:22.33</dc:date>
     <text:p text:style-name="P84"><text:span text:style-name="T22">imageOOo</text:span></text:p>
     <text:p text:style-name="P84"><text:span text:style-name="T22">sd/res/get1obj.png</text:span></text:p>
    </office:annotation> from OpenOffice resources</text:p>
      <text:p text:style-name="hlp_5f_page">Page10 : Creating the Help tree</text:p>
      <text:list xml:id="list33774060" text:continue-list="list3374663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2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2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3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3" meta:character-count="8196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2OO", "1.14.0") ' fill with your values
  setExtensionDescription("en, de")
  setDisplayName("en", "yWriter to OpenOffice/LibreOffice converter")
  setDisplayName("de", "yWriter zu OpenOffice/LibreOffice Konverter")
'  setLicense("en, de")             
  setTooltip("en, de", "en") ' deprecated ! starting from 3.1,use instead setExtensionDescription
endDescription  


beginAnnexes 
  useLibrary("Basic", "yW2OO/")
endAnnexes


' beginAddonUI
 
  ' add instructions here, see Templates
  '   Template3a and 3b : AddonMenu
  '   Template4 : OfficeMenuBar
  '   Template5 : OfficeHelp
  '   Template6 : OfficeToolbar
  '   Template7 : OfficeMenuBarMerging
  '   Template8 : OfficeToolbarMerging
  '   Template9 : OfficeImages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